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6666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9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6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4cm" fo:min-width="2.48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4cm" fo:min-width="2.92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5cm" fo:min-width="3.004cm"/>
    </style:style>
    <style:style style:name="gr14" style:family="graphic" style:parent-style-name="standard">
      <style:graphic-properties svg:stroke-color="#000000" draw:marker-end="Arrow" draw:fill-color="#000000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ffffff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79cm" svg:height="1cm" svg:x="1.5cm" svg:y="6.9cm">
          <text:p text:style-name="P1"><text:span text:style-name="T1">Original 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1" draw:id="id1" draw:layer="layout" svg:width="1.789cm" svg:height="1.5cm" svg:x="7.411cm" svg:y="6.6cm">
          <text:p text:style-name="P1"><text:span text:style-name="T1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2" draw:id="id2" draw:layer="layout" svg:width="3.579cm" svg:height="1cm" svg:x="1.5cm" svg:y="9.4cm">
          <text:p text:style-name="P1"><text:span text:style-name="T1">Reversed 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2" draw:layer="layout" svg:x1="8.306cm" svg:y1="8.1cm" svg:x2="5.079cm" svg:y2="9.9cm" draw:start-shape="id1" draw:start-glue-point="7" draw:end-shape="id2" draw:end-glue-point="7" svg:d="M8306 8100v1800h-3227">
          <text:p/>
        </draw:connector>
        <draw:frame draw:style-name="gr4" draw:text-style-name="P3" draw:layer="layout" svg:width="2.894cm" svg:height="0.806cm" svg:x="5.375cm" svg:y="9.2cm">
          <draw:text-box>
            <text:p><text:span text:style-name="T2">(2) reverse</text:span></text:p>
          </draw:text-box>
        </draw:frame>
        <draw:line draw:style-name="gr3" draw:text-style-name="P2" draw:layer="layout" svg:x1="5.079cm" svg:y1="7.3cm" svg:x2="7.419cm" svg:y2="7.3cm">
          <text:p/>
        </draw:line>
        <draw:frame draw:style-name="gr5" draw:text-style-name="P3" draw:layer="layout" svg:width="3.313cm" svg:height="0.806cm" svg:x="4.447cm" svg:y="6.1cm">
          <draw:text-box>
            <text:p><text:span text:style-name="T2">(1) genration</text:span></text:p>
          </draw:text-box>
        </draw:frame>
        <draw:custom-shape draw:style-name="gr6" draw:text-style-name="P2" draw:layer="layout" svg:width="0.447cm" svg:height="1.4cm" svg:x="3.111cm" svg:y="7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3" draw:layer="layout" svg:width="3.808cm" svg:height="0.806cm" svg:x="3.647cm" svg:y="8.437cm">
          <draw:text-box>
            <text:p><text:span text:style-name="T2">(3) comparison</text:span></text:p>
          </draw:text-box>
        </draw:frame>
        <draw:custom-shape draw:style-name="gr1" draw:text-style-name="P1" draw:layer="layout" svg:width="4.051cm" svg:height="0.924cm" svg:x="10.499cm" svg:y="5.707cm">
          <text:p text:style-name="P1"><text:span text:style-name="T1">Original 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layer="layout" svg:width="1.8cm" svg:height="1.386cm" svg:x="17.7cm" svg:y="5.43cm">
          <text:p text:style-name="P1"><text:span text:style-name="T1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4.5cm" svg:height="0.924cm" svg:x="10.5cm" svg:y="8.109cm">
          <text:p text:style-name="P1"><text:span text:style-name="T1">Synchronized 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8" draw:text-style-name="P3" draw:layer="layout" svg:width="3.09cm" svg:height="1.293cm" svg:x="14.729cm" svg:y="7.831cm">
          <draw:text-box>
            <text:p><text:span text:style-name="T2">(3) update</text:span></text:p>
          </draw:text-box>
        </draw:frame>
        <draw:line draw:style-name="gr3" draw:text-style-name="P2" draw:layer="layout" svg:x1="14.55cm" svg:y1="6.077cm" svg:x2="17.61cm" svg:y2="6.077cm">
          <text:p/>
        </draw:line>
        <draw:frame draw:style-name="gr9" draw:text-style-name="P3" draw:layer="layout" svg:width="3.313cm" svg:height="0.806cm" svg:x="14.42cm" svg:y="5.338cm">
          <draw:text-box>
            <text:p><text:span text:style-name="T2">(1) genration</text:span></text:p>
          </draw:text-box>
        </draw:frame>
        <draw:custom-shape draw:style-name="gr10" draw:text-style-name="P2" draw:layer="layout" svg:width="0.45cm" svg:height="1.108cm" svg:x="12.12cm" svg:y="6.8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5" draw:layer="layout" svg:width="3.808cm" svg:height="0.806cm" svg:x="12.557cm" svg:y="7.177cm">
          <draw:text-box>
            <text:p text:style-name="P4"><text:span text:style-name="T3">(5) comparison</text:span></text:p>
          </draw:text-box>
        </draw:frame>
        <draw:custom-shape draw:style-name="gr2" draw:text-style-name="P1" xml:id="id3" draw:id="id3" draw:layer="layout" svg:width="1.8cm" svg:height="1.847cm" svg:x="17.609cm" svg:y="7.831cm">
          <text:p text:style-name="P1"><text:span text:style-name="T1">Modified</text:span><text:span text:style-name="T1"><text:line-break/></text:span><text:span text:style-name="T1"> 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2" draw:text-style-name="P2" draw:layer="layout" svg:x1="17.51cm" svg:y1="8.477cm" svg:x2="15.04cm" svg:y2="8.477cm">
          <text:p/>
        </draw:line>
        <draw:line draw:style-name="gr12" draw:text-style-name="P2" draw:layer="layout" svg:x1="18.599cm" svg:y1="6.815cm" svg:x2="18.599cm" svg:y2="7.923cm">
          <text:p/>
        </draw:line>
        <draw:frame draw:style-name="gr13" draw:text-style-name="P3" draw:layer="layout" svg:width="3.893cm" svg:height="0.806cm" svg:x="14.726cm" svg:y="6.697cm">
          <draw:text-box>
            <text:p><text:span text:style-name="T2">(2) modification</text:span></text:p>
          </draw:text-box>
        </draw:frame>
        <draw:custom-shape draw:style-name="gr1" draw:text-style-name="P1" xml:id="id4" draw:id="id4" draw:layer="layout" svg:width="3.96cm" svg:height="0.924cm" svg:x="10.499cm" svg:y="10.417cm">
          <text:p text:style-name="P1"><text:span text:style-name="T1">Reversed 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4" draw:text-style-name="P2" draw:layer="layout" svg:x1="18.509cm" svg:y1="9.678cm" svg:x2="14.459cm" svg:y2="10.879cm" draw:start-shape="id3" draw:start-glue-point="7" draw:end-shape="id4" draw:end-glue-point="7" svg:d="M18509 9678v1201h-4050">
          <text:p/>
        </draw:connector>
        <draw:frame draw:style-name="gr15" draw:text-style-name="P3" draw:layer="layout" svg:width="3.059cm" svg:height="1.361cm" svg:x="15cm" svg:y="10.139cm">
          <draw:text-box>
            <text:p><text:span text:style-name="T2">(4)reverse</text:span></text:p>
          </draw:text-box>
        </draw:frame>
        <draw:frame draw:style-name="gr11" draw:text-style-name="P5" draw:layer="layout" svg:width="3.808cm" svg:height="0.806cm" svg:x="12.747cm" svg:y="9.209cm">
          <draw:text-box>
            <text:p text:style-name="P4"><text:span text:style-name="T3">(6) comparison</text:span></text:p>
          </draw:text-box>
        </draw:frame>
        <draw:custom-shape draw:style-name="gr6" draw:text-style-name="P2" draw:layer="layout" svg:width="0.45cm" svg:height="1.291cm" svg:x="12.121cm" svg:y="9.03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6" draw:text-style-name="P2" draw:layer="layout" svg:x1="9.9cm" svg:y1="5.6cm" svg:x2="9.9cm" svg:y2="12.1cm">
          <text:p/>
        </draw:line>
        <draw:frame draw:style-name="gr17" draw:text-style-name="P6" draw:layer="layout" svg:width="1.277cm" svg:height="0.963cm" svg:x="13.5cm" svg:y="11.4cm">
          <draw:text-box>
            <text:p text:style-name="P6">(b)</text:p>
          </draw:text-box>
        </draw:frame>
        <draw:frame draw:style-name="gr17" draw:text-style-name="P6" draw:layer="layout" svg:width="1.277cm" svg:height="0.963cm" svg:x="3.9cm" svg:y="11.1cm">
          <draw:text-box>
            <text:p text:style-name="P6">(a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3M21S</meta:editing-duration>
    <meta:editing-cycles>7</meta:editing-cycles>
    <meta:generator>OpenOffice/4.1.1$Win32 OpenOffice.org_project/411m6$Build-9775</meta:generator>
    <dc:date>2016-04-17T22:49:14.10</dc:date>
    <meta:document-statistic meta:object-count="29"/>
  </office:meta>
</office:document-meta>
</file>